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Gadugi1" svg:font-family="Gadugi" style:font-family-generic="swiss" style:font-pitch="variable"/>
    <style:font-face style:name="Gadugi" svg:font-family="Gadugi" style:font-adornments="標準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995cm"/>
      <style:paragraph-properties style:writing-mode="lr-tb"/>
    </style:style>
    <style:style style:name="gr2" style:family="graphic" style:parent-style-name="standard">
      <style:graphic-properties draw:stroke="none" draw:fill="none" fo:min-height="1.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813cm" draw:shadow="visible" draw:shadow-offset-x="0.071cm" draw:shadow-offset-y="0.071cm"/>
      <style:paragraph-properties style:writing-mode="lr-tb"/>
    </style:style>
    <style:style style:name="P1" style:family="paragraph">
      <style:text-properties fo:color="#ffff00"/>
    </style:style>
    <style:style style:name="P2" style:family="paragraph">
      <loext:graphic-properties draw:fill="none"/>
      <style:text-properties fo:color="#ffff00" style:font-name="DejaVu Sans Condensed" fo:font-size="36pt" fo:font-weight="bold" fo:background-color="#ffd428" style:font-size-asian="36pt" style:font-size-complex="36pt" style:font-relief="embossed"/>
    </style:style>
    <style:style style:name="P3" style:family="paragraph">
      <style:text-properties fo:color="#dddddd"/>
    </style:style>
    <style:style style:name="P4" style:family="paragraph">
      <loext:graphic-properties draw:fill="none"/>
      <style:text-properties fo:color="#dddddd" style:font-name="Gadugi" fo:font-size="22pt" style:font-size-asian="18pt" style:font-size-complex="18pt"/>
    </style:style>
    <style:style style:name="P5" style:family="paragraph">
      <style:text-properties fo:color="#c9211e"/>
    </style:style>
    <style:style style:name="P6" style:family="paragraph">
      <loext:graphic-properties draw:fill="none" draw:fill-color="#ffffff"/>
      <style:text-properties fo:color="#c9211e" style:font-name="DejaVu Sans Condensed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00" style:font-name="DejaVu Sans Condensed" fo:font-size="36pt" fo:font-weight="bold" style:font-size-asian="36pt" style:font-size-complex="36pt" style:font-relief="embossed"/>
    </style:style>
    <style:style style:name="T2" style:family="text">
      <style:text-properties fo:color="#ffff00" style:text-position="super 58%" style:font-name="DejaVu Sans Condensed" fo:font-size="36pt" fo:font-weight="bold" style:font-size-asian="36pt" style:font-size-complex="36pt" style:font-relief="embossed"/>
    </style:style>
    <style:style style:name="T3" style:family="text">
      <style:text-properties fo:color="#dddddd" style:font-name="Gadugi" fo:font-size="22pt" style:font-size-asian="18pt" style:font-size-complex="18pt"/>
    </style:style>
    <style:style style:name="T4" style:family="text">
      <style:text-properties fo:color="#c9211e" style:font-name="DejaVu Sans Condens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21.49cm" svg:height="3.245cm" svg:x="1cm" svg:y="1.741cm">
          <draw:text-box>
            <text:p text:style-name="P1"><text:span text:style-name="T1">The 17</text:span><text:span text:style-name="T2">th</text:span><text:span text:style-name="T1"> International Workshop on Emerging ICT</text:span></text:p>
          </draw:text-box>
        </draw:frame>
        <draw:frame draw:style-name="gr2" draw:text-style-name="P4" draw:layer="layout" svg:width="16.908cm" svg:height="1.28cm" svg:x="1.33cm" svg:y="4.969cm">
          <draw:text-box>
            <text:p text:style-name="P3"><text:span text:style-name="T3">November 2-3, 2020, Online</text:span></text:p>
          </draw:text-box>
        </draw:frame>
        <draw:frame draw:style-name="gr3" draw:text-style-name="P6" draw:layer="layout" svg:width="10.804cm" svg:height="2.063cm" svg:x="2.237cm" svg:y="9.607cm">
          <draw:text-box>
            <text:p text:style-name="P5"><text:span text:style-name="T4">IWEICT 202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Gadugi1" svg:font-family="Gadugi" style:font-family-generic="swiss" style:font-pitch="variable"/>
    <style:font-face style:name="Gadugi" svg:font-family="Gadugi" style:font-adornments="標準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シェイプ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5-13T16:39:38.664000000</meta:creation-date>
    <dc:date>2020-09-24T21:48:51.454000000</dc:date>
    <meta:editing-duration>PT32M35S</meta:editing-duration>
    <meta:editing-cycles>4</meta:editing-cycles>
    <meta:generator>LibreOffice/6.4.4.2$Windows_X86_64 LibreOffice_project/3d775be2011f3886db32dfd395a6a6d1ca2630ff</meta:generator>
    <meta:document-statistic meta:object-count="3"/>
  </office:meta>
</office:document-meta>
</file>